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00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25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22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ACTIVOS NO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Propiedades y equip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3" office:value-type="string" calcext:value-type="string" table:number-columns-spanned="2" table:number-rows-spanned="1">
            <text:p>Ajustes y/o re-clasificaciones</text:p>
          </table:table-cell>
          <table:covered-table-cell table:style-name="ce203"/>
          <table:table-cell table:style-name="ce203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8" office:value-type="string" office:string-value="Ref. PT" calcext:value-type="string" table:number-columns-spanned="1" table:number-rows-spanned="2">
            <text:p><text:s/>Ref. PT </text:p>
          </table:table-cell>
          <table:table-cell table:style-name="ce246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8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05"/>
          <table:covered-table-cell table:style-name="ce161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05"/>
          <table:covered-table-cell table:style-name="ce161"/>
          <table:table-cell table:style-name="ce48" office:value-type="date" office:date-value="2019-12-31" calcext:value-type="date">
            <text:p>31-dic-19</text:p>
          </table:table-cell>
          <table:covered-table-cell table:style-name="ce238"/>
          <table:covered-table-cell table:style-name="ce246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8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223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224" office:value-type="string" calcext:value-type="string">
            <text:p>1-3-2-01-01-002</text:p>
          </table:table-cell>
          <table:table-cell table:style-name="ce50" office:value-type="string" office:string-value="Maquinaria AF" calcext:value-type="string">
            <text:p><text:s/>Maquinaria AF </text:p>
          </table:table-cell>
          <table:table-cell table:style-name="ce51" office:value-type="float" office:value="1232946" calcext:value-type="float">
            <text:p><text:s/>1,232,946 </text:p>
          </table:table-cell>
          <table:table-cell table:style-name="ce99"/>
          <table:table-cell table:style-name="ce107"/>
          <table:table-cell table:style-name="ce49" table:formula="of:=[.F16]-[.I16]" office:value-type="float" office:value="-1232946" calcext:value-type="float">
            <text:p><text:s/>(1,232,946)</text:p>
          </table:table-cell>
          <table:table-cell table:style-name="ce124" table:formula="of:=[.L16]/[.$L$30]" office:value-type="percentage" office:value="1.20043229138776" calcext:value-type="percentage">
            <text:p>120.0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224" office:value-type="string" calcext:value-type="string">
            <text:p>1-3-2-01-01-004</text:p>
          </table:table-cell>
          <table:table-cell table:style-name="ce50" office:value-type="string" office:string-value="Herramientas AF" calcext:value-type="string">
            <text:p><text:s/>Herramientas AF </text:p>
          </table:table-cell>
          <table:table-cell table:style-name="ce51" office:value-type="float" office:value="111062" calcext:value-type="float">
            <text:p><text:s/>111,062 </text:p>
          </table:table-cell>
          <table:table-cell table:style-name="ce99"/>
          <table:table-cell table:style-name="ce107"/>
          <table:table-cell table:style-name="ce49" table:formula="of:=[.F17]-[.I17]" office:value-type="float" office:value="-111062" calcext:value-type="float">
            <text:p><text:s/>(111,062)</text:p>
          </table:table-cell>
          <table:table-cell table:style-name="ce124" table:formula="of:=[.L17]/[.$L$30]" office:value-type="percentage" office:value="0.10813321195422" calcext:value-type="percentage">
            <text:p>10.8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24" office:value-type="string" calcext:value-type="string">
            <text:p>1-3-2-01-01-003</text:p>
          </table:table-cell>
          <table:table-cell table:style-name="ce50" office:value-type="string" office:string-value="Equipos de Oficina AF" calcext:value-type="string">
            <text:p><text:s/>Equipos de Oficina AF </text:p>
          </table:table-cell>
          <table:table-cell table:style-name="ce51" office:value-type="float" office:value="969" calcext:value-type="float">
            <text:p><text:s/>969 </text:p>
          </table:table-cell>
          <table:table-cell table:style-name="ce99"/>
          <table:table-cell table:style-name="ce107"/>
          <table:table-cell table:style-name="ce49" table:formula="of:=[.F18]-[.I18]" office:value-type="float" office:value="-969" calcext:value-type="float">
            <text:p><text:s/>(969)</text:p>
          </table:table-cell>
          <table:table-cell table:style-name="ce124" table:formula="of:=[.L18]/[.$L$30]" office:value-type="percentage" office:value="0.000943446744914004" calcext:value-type="percentage">
            <text:p>0.09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225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224" office:value-type="string" calcext:value-type="string">
            <text:p>1-3-2-02-01-001</text:p>
          </table:table-cell>
          <table:table-cell table:style-name="ce88" office:value-type="string" office:string-value="Deprec. Acum. Maquinaria – Equipos" calcext:value-type="string">
            <text:p><text:s/>Deprec. Acum. Maquinaria – Equipos </text:p>
          </table:table-cell>
          <table:table-cell table:style-name="ce51" office:value-type="float" office:value="-303154" calcext:value-type="float">
            <text:p><text:s/>(303,154)</text:p>
          </table:table-cell>
          <table:table-cell table:style-name="ce99"/>
          <table:table-cell table:style-name="ce107"/>
          <table:table-cell table:style-name="ce49" table:formula="of:=[.F20]-[.I20]" office:value-type="float" office:value="303154" calcext:value-type="float">
            <text:p><text:s/>303,154 </text:p>
          </table:table-cell>
          <table:table-cell table:style-name="ce124" table:formula="of:=[.L20]/[.$L$30]" office:value-type="percentage" office:value="-0.295159602175088" calcext:value-type="percentage">
            <text:p>-29.5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224" office:value-type="string" calcext:value-type="string">
            <text:p>1-3-2-02-01-003</text:p>
          </table:table-cell>
          <table:table-cell table:style-name="ce91" office:value-type="string" calcext:value-type="string">
            <text:p>Depre. Acum. Herramientas</text:p>
          </table:table-cell>
          <table:table-cell table:style-name="ce53" office:value-type="float" office:value="-14738" calcext:value-type="float">
            <text:p>(14,738)</text:p>
          </table:table-cell>
          <table:table-cell table:style-name="ce99"/>
          <table:table-cell table:style-name="ce107"/>
          <table:table-cell table:style-name="ce49" table:formula="of:=[.F21]-[.I21]" office:value-type="float" office:value="14738" calcext:value-type="float">
            <text:p><text:s/>14,738 </text:p>
          </table:table-cell>
          <table:table-cell table:style-name="ce124" table:formula="of:=[.L21]/[.$L$30]" office:value-type="percentage" office:value="-0.0143493479118087" calcext:value-type="percentage">
            <text:p>-1.4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226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1027085" calcext:value-type="float">
            <text:p><text:s/>1,027,085 </text:p>
          </table:table-cell>
          <table:table-cell table:style-name="ce18" table:number-columns-repeated="2"/>
          <table:table-cell table:style-name="ce18" table:formula="of:=SUM([.L14:.L27])" office:value-type="float" office:value="-1027085" calcext:value-type="float">
            <text:p><text:s/>(1,027,085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Maquinarias y Equipos</text:p>
          </table:table-cell>
          <table:table-cell table:style-name="ce60"/>
          <table:table-cell table:style-name="ce75" table:formula="of:=[.I16]+[.I18]" office:value-type="float" office:value="1233915" calcext:value-type="float">
            <text:p><text:s/>1,233,915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Herramientas</text:p>
          </table:table-cell>
          <table:table-cell table:style-name="ce60"/>
          <table:table-cell table:style-name="ce75" table:formula="of:=[.I17]" office:value-type="float" office:value="111062" calcext:value-type="float">
            <text:p><text:s/>111,062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Depreciacion acumulada</text:p>
          </table:table-cell>
          <table:table-cell table:style-name="ce61"/>
          <table:table-cell table:style-name="ce75" table:formula="of:=SUM([.I20:.I21])" office:value-type="float" office:value="-317892" calcext:value-type="float">
            <text:p><text:s/>(317,892)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41])" office:value-type="float" office:value="0" calcext:value-type="float">
            <text:p><text:s/>- </text:p>
          </table:table-cell>
          <table:table-cell table:style-name="ce77" table:formula="of:=+SUM([.D35:.D41])" office:value-type="float" office:value="1027085" calcext:value-type="float">
            <text:p><text:s/>1,027,085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44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45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47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48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50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es" number:country="EC">
      <loext:text> $ </loext:text>
      <loext:fill-character> </loext:fill-character>
      <number:text>- </number:text>
    </number:number-style>
    <number:text-style style:name="N10150" number:language="es" number:country="EC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1:57:25.8234333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1:58:28.629548198</dc:date>
    <meta:editing-duration>PT45M3S</meta:editing-duration>
    <meta:editing-cycles>4</meta:editing-cycles>
    <meta:document-statistic meta:table-count="1" meta:cell-count="123" meta:object-count="0"/>
  </office:meta>
</office:document-meta>
</file>